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9cynSWFOJchSP9XsH5oYwtbbMDzNNo1axIj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3T19:47:41.617736056</meta:creation-date>
    <dc:date>2022-02-13T20:02:08.773392290</dc:date>
    <meta:editing-duration>PT4M17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6.4.7.2$Linux_X86_64 LibreOffice_project/40$Build-2</meta:generator>
  </office:meta>
</office:document-meta>
</file>